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liasEvaluationContext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PropertyAliasEvaluationContext( Element msgData , OProcess . OPropertyAlias alia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AliasEvaluationContext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getPartData( Element message ,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readVariable( OScope . Variable variable , OMessageVarType .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